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ce15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1" office:value-type="string" calcext:value-type="string">
            <text:p>Stat</text:p>
          </table:table-cell>
          <table:table-cell table:style-name="ce12" office:value-type="string" calcext:value-type="string">
            <text:p>Raw</text:p>
          </table:table-cell>
          <table:table-cell table:style-name="ce11" office:value-type="string" calcext:value-type="string">
            <text:p>Enh</text:p>
          </table:table-cell>
          <table:table-cell table:style-name="ce11" table:number-columns-repeated="14"/>
          <table:table-cell table:style-name="ce15"/>
          <table:table-cell table:style-name="ce11" table:number-columns-repeated="1006"/>
        </table:table-row>
        <table:table-row table:style-name="ro1">
          <table:table-cell office:value-type="string" calcext:value-type="string">
            <text:p>Vit</text:p>
          </table:table-cell>
          <table:table-cell table:style-name="ce13" office:value-type="float" office:value="600" calcext:value-type="float">
            <text:p>600</text:p>
          </table:table-cell>
          <table:table-cell table:style-name="ce11" table:formula="of:=[.B2]" office:value-type="float" office:value="600" calcext:value-type="float">
            <text:p>600</text:p>
          </table:table-cell>
          <table:table-cell/>
          <table:table-cell table:style-name="ce11" table:formula="of:=[.P9]" office:value-type="string" office:string-value="EH-Bal" calcext:value-type="string">
            <text:p>EH-Bal</text:p>
          </table:table-cell>
          <table:table-cell table:style-name="ce11" table:formula="of:=[.Q9]" office:value-type="float" office:value="79125" calcext:value-type="float">
            <text:p>79125</text:p>
          </table:table-cell>
          <table:table-cell table:style-name="ce11" table:number-columns-repeated="3"/>
          <table:table-cell/>
          <table:table-cell table:style-name="ce11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6000" calcext:value-type="float">
            <text:p>6000</text:p>
          </table:table-cell>
          <table:table-cell office:value-type="string" calcext:value-type="string">
            <text:p>hp/min:</text:p>
          </table:table-cell>
          <table:table-cell table:formula="of:=[.O2]*(1+[.N15])/100" office:value-type="float" office:value="144" calcext:value-type="float">
            <text:p>144</text:p>
          </table:table-cell>
          <table:table-cell table:style-name="ce15" table:formula="of:=1%*(1+[.N15])" office:value-type="percentage" office:value="0.024" calcext:value-type="percentage">
            <text:p>2.40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nd</text:p>
          </table:table-cell>
          <table:table-cell table:style-name="ce13" office:value-type="float" office:value="350" calcext:value-type="float">
            <text:p>350</text:p>
          </table:table-cell>
          <table:table-cell table:style-name="ce11" table:formula="of:=[.B3]" office:value-type="float" office:value="350" calcext:value-type="float">
            <text:p>350</text:p>
          </table:table-cell>
          <table:table-cell/>
          <table:table-cell table:style-name="ce11" table:formula="of:=[.P10]" office:value-type="string" office:string-value="Resil" calcext:value-type="string">
            <text:p>Resil</text:p>
          </table:table-cell>
          <table:table-cell table:style-name="ce15" table:formula="of:=[.Q10]" office:value-type="percentage" office:value="9.55" calcext:value-type="percentage">
            <text:p>955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2"/>
          <table:table-cell office:value-type="string" calcext:value-type="string">
            <text:p>Mana:</text:p>
          </table:table-cell>
          <table:table-cell table:formula="of:=[.D4]*10" office:value-type="float" office:value="0" calcext:value-type="float">
            <text:p>0</text:p>
          </table:table-cell>
          <table:table-cell office:value-type="string" calcext:value-type="string">
            <text:p>mp/min:</text:p>
          </table:table-cell>
          <table:table-cell table:formula="of:=[.O3]*(2%+[.D4]/10000)" office:value-type="float" office:value="0" calcext:value-type="float">
            <text:p>0</text:p>
          </table:table-cell>
          <table:table-cell table:style-name="ce15" table:formula="of:=2%+[.C7]/10000" office:value-type="percentage" office:value="0.0625" calcext:value-type="percentage">
            <text:p>6.25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tr</text:p>
          </table:table-cell>
          <table:table-cell table:style-name="ce13" office:value-type="float" office:value="266" calcext:value-type="float">
            <text:p>266</text:p>
          </table:table-cell>
          <table:table-cell table:style-name="ce11" table:formula="of:=[.B4]*(1+[.T15])" office:value-type="float" office:value="1735.65" calcext:value-type="float">
            <text:p>1735.65</text:p>
          </table:table-cell>
          <table:table-cell/>
          <table:table-cell table:style-name="ce11" table:formula="of:=[.P11]" office:value-type="string" office:string-value="Speed" calcext:value-type="string">
            <text:p>Speed</text:p>
          </table:table-cell>
          <table:table-cell table:style-name="ce15" table:formula="of:=[.Q11]" office:value-type="percentage" office:value="8" calcext:value-type="percentage">
            <text:p>800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4"/>
          <table:table-cell office:value-type="string" calcext:value-type="string">
            <text:p>w/Med:</text:p>
          </table:table-cell>
          <table:table-cell table:formula="of:=[.Q3]*(4+[.B28]*3%)" office:value-type="float" office:value="0" calcext:value-type="float">
            <text:p>0</text:p>
          </table:table-cell>
          <table:table-cell table:style-name="ce15" table:formula="of:=([.R3]-1%)*(4+[.B28]*3%)+1%" office:value-type="percentage" office:value="0.278275" calcext:value-type="percentage">
            <text:p>27.83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x</text:p>
          </table:table-cell>
          <table:table-cell table:style-name="ce13" office:value-type="float" office:value="350" calcext:value-type="float">
            <text:p>350</text:p>
          </table:table-cell>
          <table:table-cell table:style-name="ce11" table:formula="of:=[.B5]*(1+[.W15])" office:value-type="float" office:value="1312.5" calcext:value-type="float">
            <text:p>1312.5</text:p>
          </table:table-cell>
          <table:table-cell/>
          <table:table-cell table:style-name="ce11" table:formula="of:=[.P12]" office:value-type="string" office:string-value="Reflex" calcext:value-type="string">
            <text:p>Reflex</text:p>
          </table:table-cell>
          <table:table-cell table:style-name="ce15" table:formula="of:=[.Q12]" office:value-type="percentage" office:value="2.475" calcext:value-type="percentage">
            <text:p>247.5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Int</text:p>
          </table:table-cell>
          <table:table-cell table:style-name="ce13" office:value-type="float" office:value="525" calcext:value-type="float">
            <text:p>525</text:p>
          </table:table-cell>
          <table:table-cell table:style-name="ce11" table:formula="of:=[.B6]" office:value-type="float" office:value="525" calcext:value-type="float">
            <text:p>525</text:p>
          </table:table-cell>
          <table:table-cell/>
          <table:table-cell table:style-name="ce11" table:formula="of:=[.O16]" office:value-type="string" office:string-value="Damage" calcext:value-type="string">
            <text:p>Damage</text:p>
          </table:table-cell>
          <table:table-cell table:style-name="ce15" table:formula="of:=[.Q15]" office:value-type="percentage" office:value="8.25" calcext:value-type="percentage">
            <text:p>825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Wis</text:p>
          </table:table-cell>
          <table:table-cell table:style-name="ce13" office:value-type="float" office:value="425" calcext:value-type="float">
            <text:p>425</text:p>
          </table:table-cell>
          <table:table-cell table:style-name="ce11" table:formula="of:=[.B7]" office:value-type="float" office:value="425" calcext:value-type="float">
            <text:p>425</text:p>
          </table:table-cell>
          <table:table-cell table:number-columns-repeated="5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14" office:value-type="percentage" office:value="4" calcext:value-type="percentage">
            <text:p>400.00%</text:p>
          </table:table-cell>
          <table:table-cell table:number-columns-repeated="11"/>
          <table:table-cell office:value-type="string" calcext:value-type="string">
            <text:p>EH-P</text:p>
          </table:table-cell>
          <table:table-cell table:formula="of:=[.$O$2]/(1/(1+[.$K$15]))" office:value-type="float" office:value="63300" calcext:value-type="float">
            <text:p>63300</text:p>
          </table:table-cell>
          <table:table-cell table:style-name="ce11" office:value-type="string" calcext:value-type="string">
            <text:p>EH-Bal</text:p>
          </table:table-cell>
          <table:table-cell table:style-name="ce11" table:formula="of:=([.O9]+[.O10])/2" office:value-type="float" office:value="79125" calcext:value-type="float">
            <text:p>791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ealing</text:p>
          </table:table-cell>
          <table:table-cell table:style-name="ce14" office:value-type="percentage" office:value="1" calcext:value-type="percentage">
            <text:p>100.00%</text:p>
          </table:table-cell>
          <table:table-cell table:number-columns-repeated="7"/>
          <table:table-cell table:formula="of:=[.K22]/5" office:value-type="float" office:value="0.55" calcext:value-type="float">
            <text:p>0.55</text:p>
          </table:table-cell>
          <table:table-cell table:number-columns-repeated="3"/>
          <table:table-cell office:value-type="string" calcext:value-type="string">
            <text:p>EH-M</text:p>
          </table:table-cell>
          <table:table-cell table:formula="of:=[.$O$2]/(1/(1+[.$K$15]))/(1/(1+[.AC15]))" office:value-type="float" office:value="94950" calcext:value-type="float">
            <text:p>94950</text:p>
          </table:table-cell>
          <table:table-cell table:style-name="ce11" office:value-type="string" calcext:value-type="string">
            <text:p>Resil</text:p>
          </table:table-cell>
          <table:table-cell table:style-name="ce15" table:formula="of:=[.K15]" office:value-type="percentage" office:value="9.55" calcext:value-type="percentage">
            <text:p>955.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hen</text:p>
          </table:table-cell>
          <table:table-cell table:style-name="ce14" office:value-type="percentage" office:value="0" calcext:value-type="percentage">
            <text:p>0.00%</text:p>
          </table:table-cell>
          <table:table-cell table:number-columns-repeated="13"/>
          <table:table-cell table:style-name="ce11" office:value-type="string" calcext:value-type="string">
            <text:p>Speed</text:p>
          </table:table-cell>
          <table:table-cell table:style-name="ce15" table:formula="of:=[.Z15]" office:value-type="percentage" office:value="8" calcext:value-type="percentage">
            <text:p>800.00%</text:p>
          </table:table-cell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3"/>
          <table:table-cell table:style-name="ce11" office:value-type="string" calcext:value-type="string">
            <text:p>Reflex</text:p>
          </table:table-cell>
          <table:table-cell table:style-name="ce15" table:formula="of:=[.AF15]" office:value-type="percentage" office:value="2.475" calcext:value-type="percentage">
            <text:p>247.50%</text:p>
          </table:table-cell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3"/>
          <table:table-cell table:style-name="ce11" table:number-columns-repeated="2"/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7"/>
          <table:table-cell office:value-type="string" calcext:value-type="string">
            <text:p>Total:</text:p>
          </table:table-cell>
          <table:table-cell table:style-name="ce15" table:formula="of:=SUM([.K18:.K57])" office:value-type="percentage" office:value="9.55" calcext:value-type="percentage">
            <text:p>955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N18:.N57])" office:value-type="percentage" office:value="1.4" calcext:value-type="percentage">
            <text:p>14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Q18:.Q57])" office:value-type="percentage" office:value="8.25" calcext:value-type="percentage">
            <text:p>825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T18:.T57])" office:value-type="percentage" office:value="5.525" calcext:value-type="percentage">
            <text:p>552.50%</text:p>
          </table:table-cell>
          <table:table-cell table:style-name="ce15"/>
          <table:table-cell office:value-type="string" calcext:value-type="string">
            <text:p>Total:</text:p>
          </table:table-cell>
          <table:table-cell table:style-name="ce15" table:formula="of:=SUM([.W18:.W57])" office:value-type="percentage" office:value="2.75" calcext:value-type="percentage">
            <text:p>275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Z18:.Z57])" office:value-type="percentage" office:value="8" calcext:value-type="percentage">
            <text:p>80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C18:.AC57])" office:value-type="percentage" office:value="0.5" calcext:value-type="percentage">
            <text:p>5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F18:.AF57])" office:value-type="percentage" office:value="2.475" calcext:value-type="percentage">
            <text:p>247.50%</text:p>
          </table:table-cell>
          <table:table-cell table:number-columns-repeated="992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BE</text:p>
          </table:table-cell>
          <table:table-cell table:style-name="ce11" office:value-type="string" calcext:value-type="string">
            <text:p>Heal</text:p>
          </table:table-cell>
          <table:table-cell table:style-name="ce11" office:value-type="string" calcext:value-type="string">
            <text:p>Ash</text:p>
          </table:table-cell>
          <table:table-cell table:style-name="ce11" office:value-type="string" calcext:value-type="string">
            <text:p>Multiplier</text:p>
          </table:table-cell>
          <table:table-cell table:style-name="ce11" office:value-type="string" calcext:value-type="string">
            <text:p>Raw</text:p>
          </table:table-cell>
          <table:table-cell table:style-name="ce11" office:value-type="string" calcext:value-type="string">
            <text:p>Sheet</text:p>
          </table:table-cell>
          <table:table-cell table:style-name="ce11" office:value-type="string" calcext:value-type="string">
            <text:p>Resilience</text:p>
          </table:table-cell>
          <table:table-cell table:style-name="ce11" table:number-columns-repeated="2"/>
          <table:table-cell table:style-name="ce11" office:value-type="string" calcext:value-type="string">
            <text:p>Regen</text:p>
          </table:table-cell>
          <table:table-cell table:style-name="ce11" table:number-columns-repeated="2"/>
          <table:table-cell table:style-name="ce11" office:value-type="string" calcext:value-type="string">
            <text:p>Damage</text:p>
          </table:table-cell>
          <table:table-cell table:style-name="ce11" table:number-columns-repeated="2"/>
          <table:table-cell table:style-name="ce11" office:value-type="string" calcext:value-type="string">
            <text:p>Strength</text:p>
          </table:table-cell>
          <table:table-cell table:style-name="ce11" table:number-columns-repeated="2"/>
          <table:table-cell table:style-name="ce11" office:value-type="string" calcext:value-type="string">
            <text:p>Dexterity</text:p>
          </table:table-cell>
          <table:table-cell table:style-name="ce11" table:number-columns-repeated="2"/>
          <table:table-cell table:style-name="ce11" office:value-type="string" calcext:value-type="string">
            <text:p>Speed</text:p>
          </table:table-cell>
          <table:table-cell table:style-name="ce11" table:number-columns-repeated="2"/>
          <table:table-cell table:style-name="ce11" office:value-type="string" calcext:value-type="string">
            <text:p>Magic Resistance</text:p>
          </table:table-cell>
          <table:table-cell table:style-name="ce11" table:number-columns-repeated="2"/>
          <table:table-cell table:style-name="ce11" office:value-type="string" calcext:value-type="string">
            <text:p>Reflexes</text:p>
          </table:table-cell>
          <table:table-cell table:style-name="ce11" table:number-columns-repeated="2"/>
          <table:table-cell table:style-name="ce11" office:value-type="string" calcext:value-type="string">
            <text:p>Perception</text:p>
          </table:table-cell>
          <table:table-cell table:style-name="ce11" table:number-columns-repeated="991"/>
        </table:table-row>
        <table:table-row table:style-name="ro1"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tate of Azarinth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18]=1;[.$B$9];0%)+IF([.E18]=1;[.$B$11];0%)+IF([.D18]=1;[.$B$10];0%)" office:value-type="percentage" office:value="5" calcext:value-type="percentage">
            <text:p>500.00%</text:p>
          </table:table-cell>
          <table:table-cell table:style-name="ce14" table:formula="of:=([.I18]+[.J18]*[.$B18])" office:value-type="percentage" office:value="0.555" calcext:value-type="percentage">
            <text:p>55.50%</text:p>
          </table:table-cell>
          <table:table-cell table:style-name="ce14" table:formula="of:=[.K18]" office:value-type="percentage" office:value="2.775" calcext:value-type="percentage">
            <text:p>277.5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18]+[.J18]*[.$B18])*[.$F18]" office:value-type="percentage" office:value="2.775" calcext:value-type="percentage">
            <text:p>277.50%</text:p>
          </table:table-cell>
          <table:table-cell table:number-columns-repeated="6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R18]+[.S18]*[.$B18])*[.$F18]" office:value-type="percentage" office:value="2.775" calcext:value-type="percentage">
            <text:p>277.50%</text:p>
          </table:table-cell>
          <table:table-cell table:style-name="ce14" table:number-columns-repeated="3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18]+[.Y18]*[.$B18])*[.$F18]" office:value-type="percentage" office:value="2.775" calcext:value-type="percentage">
            <text:p>277.50%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dy of the First Hunt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formula="of:=1+IF([.C19]=1;[.$B$9];0%)+IF([.E19]=1;[.$B$11];0%)+IF([.D19]=1;[.$B$10];0%)" office:value-type="percentage" office:value="2" calcext:value-type="percentage">
            <text:p>200.00%</text:p>
          </table:table-cell>
          <table:table-cell table:style-name="ce14" table:formula="of:=([.L19]+[.M19]*[.$B19])" office:value-type="percentage" office:value="0.7" calcext:value-type="percentage">
            <text:p>70.00%</text:p>
          </table:table-cell>
          <table:table-cell table:style-name="ce14" table:formula="of:=[.N19]" office:value-type="percentage" office:value="1.4" calcext:value-type="percentage">
            <text:p>140.00%</text:p>
          </table:table-cell>
          <table:table-cell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L19]+[.M19]*[.$B19])*[.$F19]" office:value-type="percentage" office:value="1.4" calcext:value-type="percentage">
            <text:p>140.00%</text:p>
          </table:table-cell>
          <table:table-cell table:number-columns-repeated="12"/>
          <table:table-cell table:style-name="ce14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14" table:formula="of:=([.AA19]+[.AB19]*[.$B19])*[.$F19]" office:value-type="percentage" office:value="0.5" calcext:value-type="percentage">
            <text:p>50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0]=1;[.$B$9];0%)+IF([.E20]=1;[.$B$11];0%)+IF([.D20]=1;[.$B$10];0%)" office:value-type="percentage" office:value="5" calcext:value-type="percentage">
            <text:p>500.00%</text:p>
          </table:table-cell>
          <table:table-cell table:style-name="ce14" table:formula="of:=([.O20]+[.P20]*[.$B20])" office:value-type="percentage" office:value="0.95" calcext:value-type="percentage">
            <text:p>95.00%</text:p>
          </table:table-cell>
          <table:table-cell table:style-name="ce14" table:formula="of:=[.Q20]" office:value-type="percentage" office:value="4.75" calcext:value-type="percentage">
            <text:p>475.00%</text:p>
          </table:table-cell>
          <table:table-cell table:number-columns-repeated="6"/>
          <table:table-cell table:style-name="ce14" office:value-type="percentage" office:value="0.75" calcext:value-type="percentage">
            <text:p>7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O20]+[.P20]*[.$B20])*[.$F20]" office:value-type="percentage" office:value="4.75" calcext:value-type="percentage">
            <text:p>475.0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 of Ash and Embe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2]=1;[.$B$9];0%)+IF([.E22]=1;[.$B$11];0%)+IF([.D22]=1;[.$B$10];0%)" office:value-type="percentage" office:value="5" calcext:value-type="percentage">
            <text:p>500.00%</text:p>
          </table:table-cell>
          <table:table-cell table:style-name="ce14" table:formula="of:=([.I22]+[.J22]*[.$B22])" office:value-type="percentage" office:value="0.55" calcext:value-type="percentage">
            <text:p>55.00%</text:p>
          </table:table-cell>
          <table:table-cell table:style-name="ce14" table:formula="of:=[.K22]" office:value-type="percentage" office:value="2.75" calcext:value-type="percentage">
            <text:p>275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22]+[.J22]*[.$B22])*[.$F22]" office:value-type="percentage" office:value="2.75" calcext:value-type="percentage">
            <text:p>275.00%</text:p>
          </table:table-cell>
          <table:table-cell table:number-columns-repeated="6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R22]+[.S22]*[.$B22])*[.$F22]" office:value-type="percentage" office:value="2.75" calcext:value-type="percentage">
            <text:p>275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U22]+[.V22]*[.$B22])*[.$F22]" office:value-type="percentage" office:value="2.75" calcext:value-type="percentage">
            <text:p>275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22]+[.Y22]*[.$B22])*[.$F22]" office:value-type="percentage" office:value="2.75" calcext:value-type="percentage">
            <text:p>275.00%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il of Ash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3]=1;[.$B$9];0%)+IF([.E23]=1;[.$B$11];0%)+IF([.D23]=1;[.$B$10];0%)" office:value-type="percentage" office:value="5" calcext:value-type="percentage">
            <text:p>500.00%</text:p>
          </table:table-cell>
          <table:table-cell table:style-name="ce14" table:formula="of:=([.I23]+[.J23]*[.$B23])" office:value-type="percentage" office:value="0.805" calcext:value-type="percentage">
            <text:p>80.50%</text:p>
          </table:table-cell>
          <table:table-cell table:style-name="ce14" table:formula="of:=[.K23]" office:value-type="percentage" office:value="4.025" calcext:value-type="percentage">
            <text:p>402.50%</text:p>
          </table:table-cell>
          <table:table-cell table:style-name="ce14" office:value-type="percentage" office:value="0.6" calcext:value-type="percentage">
            <text:p>6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23]+[.J23]*[.$B23])*[.$F23]" office:value-type="percentage" office:value="4.025" calcext:value-type="percentage">
            <text:p>402.50%</text:p>
          </table:table-cell>
          <table:table-cell table:number-columns-repeated="6"/>
          <table:table-cell table:style-name="ce14" table:number-columns-repeated="9"/>
          <table:table-cell table:number-columns-repeated="998"/>
        </table:table-row>
        <table:table-row table:style-name="ro1">
          <table:table-cell office:value-type="string" calcext:value-type="string">
            <text:p>Body of Ash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4]=1;[.$B$9];0%)+IF([.E24]=1;[.$B$11];0%)+IF([.D24]=1;[.$B$10];0%)" office:value-type="percentage" office:value="5" calcext:value-type="percentage">
            <text:p>500.00%</text:p>
          </table:table-cell>
          <table:table-cell table:style-name="ce14" table:formula="of:=([.X24]+[.Y24]*[.$B24])" office:value-type="percentage" office:value="0.495" calcext:value-type="percentage">
            <text:p>49.50%</text:p>
          </table:table-cell>
          <table:table-cell table:style-name="ce14" table:formula="of:=[.Z24]" office:value-type="percentage" office:value="2.475" calcext:value-type="percentage">
            <text:p>247.50%</text:p>
          </table:table-cell>
          <table:table-cell table:style-name="ce14" table:number-columns-repeated="3"/>
          <table:table-cell table:number-columns-repeated="6"/>
          <table:table-cell table:style-name="ce14" table:number-columns-repeated="6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24]+[.Y24]*[.$B24])*[.$F24]" office:value-type="percentage" office:value="2.475" calcext:value-type="percentage">
            <text:p>247.50%</text:p>
          </table:table-cell>
          <table:table-cell table:number-columns-repeated="3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D24]+[.AE24]*[.$B24])*[.$F24]" office:value-type="percentage" office:value="2.475" calcext:value-type="percentage">
            <text:p>247.50%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5]=1;[.$B$9];0%)+IF([.E25]=1;[.$B$11];0%)+IF([.D25]=1;[.$B$10];0%)" office:value-type="percentage" office:value="5" calcext:value-type="percentage">
            <text:p>500.00%</text:p>
          </table:table-cell>
          <table:table-cell table:style-name="ce14" table:formula="of:=([.AG25]+[.AH25]*[.$B25])" office:value-type="percentage" office:value="0.5" calcext:value-type="percentage">
            <text:p>50.00%</text:p>
          </table:table-cell>
          <table:table-cell table:style-name="ce14" table:formula="of:=[.AI25]" office:value-type="percentage" office:value="2.5" calcext:value-type="percentage">
            <text:p>250.00%</text:p>
          </table:table-cell>
          <table:table-cell table:style-name="ce14" table:number-columns-repeated="3"/>
          <table:table-cell table:number-columns-repeated="6"/>
          <table:table-cell table:style-name="ce14" table:number-columns-repeated="9"/>
          <table:table-cell table:number-columns-repeated="3"/>
          <table:table-cell table:style-name="ce14" table:number-columns-repeated="3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G25]+[.AH25]*[.$B25])*[.$F25]" office:value-type="percentage" office:value="2.5" calcext:value-type="percentage">
            <text:p>250.0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Ashen Warrio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6]=1;[.$B$9];0%)+IF([.E26]=1;[.$B$11];0%)+IF([.D26]=1;[.$B$10];0%)" office:value-type="percentage" office:value="5" calcext:value-type="percentage">
            <text:p>500.00%</text:p>
          </table:table-cell>
          <table:table-cell table:style-name="ce14" table:formula="of:=([.O26]+[.P26]*[.$B26])" office:value-type="percentage" office:value="0.7" calcext:value-type="percentage">
            <text:p>70.00%</text:p>
          </table:table-cell>
          <table:table-cell table:style-name="ce14" table:formula="of:=[.Q26]" office:value-type="percentage" office:value="3.5" calcext:value-type="percentage">
            <text:p>350.00%</text:p>
          </table:table-cell>
          <table:table-cell table:style-name="ce14" table:number-columns-repeated="3"/>
          <table:table-cell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O26]+[.P26]*[.$B26])*[.$F26]" office:value-type="percentage" office:value="3.5" calcext:value-type="percentage">
            <text:p>350.00%</text:p>
          </table:table-cell>
          <table:table-cell table:style-name="ce14" table:number-columns-repeated="9"/>
          <table:table-cell table:number-columns-repeated="3"/>
          <table:table-cell table:style-name="ce14" table:number-columns-repeated="3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ce14" table:formula="of:=300%+[.B28]*3%" office:value-type="percentage" office:value="4.11" calcext:value-type="percentage">
            <text:p>411.00%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12:37:11.1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0T12:38:26.801000000</dc:date>
    <meta:generator>LibreOffice/7.0.5.2$Windows_X86_64 LibreOffice_project/64390860c6cd0aca4beafafcfd84613dd9dfb63a</meta:generator>
    <meta:editing-duration>PT2H23M7S</meta:editing-duration>
    <meta:editing-cycles>24</meta:editing-cycles>
    <meta:document-statistic meta:table-count="1" meta:cell-count="222" meta:object-count="0"/>
    <meta:user-defined meta:name="AppVersion">16.0300</meta:user-defined>
  </office:meta>
</office:document-meta>
</file>